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cccccc" draw:textarea-horizontal-align="justify" draw:textarea-vertical-align="middle" draw:auto-grow-height="false" fo:min-height="15cm" fo:min-width="12.25cm" fo:padding-top="0.142cm" fo:padding-bottom="0.142cm" fo:padding-left="0.267cm" fo:padding-right="0.267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2cm"/>
      <style:paragraph-properties style:writing-mode="lr-tb"/>
    </style:style>
    <style:style style:name="gr5" style:family="graphic" style:parent-style-name="objectwithoutfill">
      <style:graphic-properties svg:stroke-width="0.053cm" svg:stroke-color="#800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color="#ff4000" loext:opacity="100%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T1" style:family="text">
      <style:text-properties fo:color="#55308d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4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cm" svg:height="15.25cm" svg:x="6.25cm" svg:y="4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5cm" svg:y1="6.25cm" svg:x2="19cm" svg:y2="6.25cm">
          <text:p/>
        </draw:line>
        <draw:frame draw:style-name="gr3" draw:text-style-name="P3" draw:layer="layout" svg:width="4cm" svg:height="0.962cm" svg:x="10.75cm" svg:y="4.75cm">
          <draw:text-box>
            <text:p><text:s text:c="3"/><text:span text:style-name="T1"><text:s/></text:span><text:span text:style-name="T1">Dog</text:span></text:p>
          </draw:text-box>
        </draw:frame>
        <draw:frame draw:style-name="gr4" draw:text-style-name="P3" draw:layer="layout" svg:width="12.25cm" svg:height="12.25cm" svg:x="6.5cm" svg:y="6.75cm">
          <draw:text-box>
            <text:p><text:tab/>-Color <text:s text:c="3"/>: String</text:p>
            <text:p><text:tab/>-Height <text:s/>: int</text:p>
            <text:p><text:tab/>-Length : int</text:p>
            <text:p><text:tab/>-Weight : double</text:p>
            <text:p><text:tab/>-Age <text:s text:c="5"/>: int</text:p>
            <text:p/>
            <text:p/>
            <text:p/>
            <text:p><text:tab/>+getColor() <text:s text:c="2"/>: String</text:p>
            <text:p><text:tab/>+setColor() <text:s text:c="2"/>: void</text:p>
            <text:p><text:tab/>+getLength() : int</text:p>
            <text:p><text:tab/>+setLength() : void</text:p>
            <text:p><text:tab/>+getAge() <text:s text:c="4"/>: int</text:p>
            <text:p><text:tab/>+setAge() <text:s text:c="4"/>: void</text:p>
          </draw:text-box>
        </draw:frame>
        <draw:line draw:style-name="gr2" draw:text-style-name="P2" draw:layer="layout" svg:x1="6.25cm" svg:y1="11.5cm" svg:x2="19cm" svg:y2="11.5cm">
          <text:p/>
        </draw:line>
        <draw:line draw:style-name="gr5" draw:text-style-name="P2" draw:layer="layout" svg:x1="5.5cm" svg:y1="8.25cm" svg:x2="7.5cm" svg:y2="8.25cm">
          <text:p/>
        </draw:line>
        <draw:frame draw:style-name="gr6" draw:text-style-name="P5" draw:layer="layout" svg:width="3.75cm" svg:height="1.5cm" svg:x="1.75cm" svg:y="7.75cm">
          <draw:text-box>
            <text:p text:style-name="P4"><text:span text:style-name="T2"><text:s/></text:span><text:span text:style-name="T3">Attributes</text:span></text:p>
          </draw:text-box>
        </draw:frame>
        <draw:line draw:style-name="gr7" draw:text-style-name="P2" draw:layer="layout" svg:x1="5.5cm" svg:y1="14.75cm" svg:x2="7.5cm" svg:y2="14.75cm">
          <text:p/>
        </draw:line>
        <draw:frame draw:style-name="gr8" draw:text-style-name="P7" draw:layer="layout" svg:width="3.5cm" svg:height="1.25cm" svg:x="2cm" svg:y="14.25cm">
          <draw:text-box>
            <text:p text:style-name="P6"><text:span text:style-name="T3">Metho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8:09:32.293607940</meta:creation-date>
    <dc:date>2023-05-07T08:23:21.561653569</dc:date>
    <meta:editing-duration>PT50S</meta:editing-duration>
    <meta:editing-cycles>1</meta:editing-cycles>
    <meta:document-statistic meta:object-count="9"/>
    <meta:generator>LibreOffice/7.3.7.2$Linux_X86_64 LibreOffice_project/30$Build-2</meta:generator>
  </office:meta>
</office:document-meta>
</file>